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deac" officeooo:paragraph-rsid="0018deac"/>
    </style:style>
    <style:style style:name="P2" style:family="paragraph" style:parent-style-name="Standard">
      <style:text-properties officeooo:rsid="0019baa1" officeooo:paragraph-rsid="0019baa1"/>
    </style:style>
    <style:style style:name="P3" style:family="paragraph" style:parent-style-name="Standard">
      <style:text-properties officeooo:rsid="0019baa1" officeooo:paragraph-rsid="0019baa1"/>
    </style:style>
    <style:style style:name="P4" style:family="paragraph" style:parent-style-name="Standard">
      <style:text-properties officeooo:rsid="0019e70f" officeooo:paragraph-rsid="0019e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placetogeek.wordpress.com/android-tcp-client-tutorial-with-tcp-socket/">https://aplacetogeek.wordpress.com/android-tcp-client-tutorial-with-tcp-socket/</text:a></text:p>
      <text:p text:style-name="P1"><text:a xlink:type="simple" xlink:href="http://www.myandroidsolutions.com/2012/07/20/android-tcp-connection-tutorial/">http://www.myandroidsolutions.com/2012/07/20/android-tcp-connection-tutorial/</text:a></text:p>
      <text:p text:style-name="P1"><text:a xlink:type="simple" xlink:href="http://stackoverflow.com/questions/26297551/connecting-python-and-java-via-sockets">http://stackoverflow.com/questions/26297551/connecting-python-and-java-via-sockets</text:a></text:p>
      <text:p text:style-name="P1">http://www.mti.epita.fr/blogs/2011/09/29/utilisation-des-sockets-sous-android/</text:p>
      <text:p text:style-name="P1"><text:a xlink:type="simple" xlink:href="http://www.helloandroid.com/tutorials/simple-connection-example-part-ii-tcp-communication">http://www.helloandroid.com/tutorials/simple-connection-example-part-ii-tcp-communication</text:a></text:p>
      <text:p text:style-name="P1"/>
      <text:p text:style-name="P2"><text:a xlink:type="simple" xlink:href="http://www.avajava.com/tutorials/lessons/how-do-i-make-a-socket-connection-to-a-server.html">http://www.avajava.com/tutorials/lessons/how-do-i-make-a-socket-connection-to-a-server.html</text:a></text:p>
      <text:p text:style-name="P2"><text:a xlink:type="simple" xlink:href="http://openclassrooms.com/courses/introduction-aux-sockets-1">http://openclassrooms.com/courses/introduction-aux-sockets-1</text:a></text:p>
      <text:p text:style-name="P2"><text:a xlink:type="simple" xlink:href="http://examples.javacodegeeks.com/core-java/util/arraylist/arraylist-in-java-example-how-to-use-arraylist/">http://examples.javacodegeeks.com/core-java/util/arraylist/arraylist-in-java-example-how-to-use-arraylist/</text:a></text:p>
      <text:p text:style-name="P2"/>
      <text:p text:style-name="P4"><text:a xlink:type="simple" xlink:href="http://www.androidhive.info/2011/11/android-sqlite-database-tutorial/">http://www.androidhive.info/2011/11/android-sqlite-database-tutorial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y </meta:initial-creator>
    <meta:creation-date>2015-01-07T23:49:34.978861616</meta:creation-date>
    <dc:date>2015-01-19T23:28:49.661613384</dc:date>
    <dc:creator>Vassily </dc:creator>
    <meta:editing-duration>P0D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9" meta:word-count="9" meta:character-count="731" meta:non-whitespace-character-count="731"/>
  </office:meta>
</office:document-meta>
</file>